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Black1" svg:font-family="'Arial Black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system" style:font-pitch="variable"/>
    <style:font-face style:name="BIZ UDゴシック" svg:font-family="'BIZ UDゴシック'" style:font-family-generic="modern" style:font-pitch="fixed"/>
    <style:font-face style:name="F" svg:font-family="" style:font-family-generic="roman"/>
    <style:font-face style:name="IPA Pゴシック" svg:font-family="'IPA Pゴシック'" style:font-family-generic="modern" style:font-pitch="variable"/>
    <style:font-face style:name="Liberation Sans" svg:font-family="'Liberation Sans', Arial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UD デジタル 教科書体 N-B" svg:font-family="'UD デジタル 教科書体 N-B'" style:font-family-generic="roman" style:font-pitch="fixed"/>
    <style:font-face style:name="UD デジタル 教科書体 N-B1" svg:font-family="'UD デジタル 教科書体 N-B'" style:font-family-generic="roman" style:font-pitch="variable"/>
    <style:font-face style:name="メイリオ" svg:font-family="メイリオ" style:font-family-generic="modern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width="1.21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cm" svg:stroke-color="#00a933" draw:marker-start-width="0.205cm" draw:marker-end-width="0.205cm" draw:fill="none" draw:textarea-vertical-align="middle" fo:padding-top="0.1cm" fo:padding-bottom="0.1cm" fo:padding-left="0.225cm" fo:padding-right="0.225cm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pr1" style:family="presentation" style:parent-style-name="Beehive-title">
      <style:graphic-properties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54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fo:min-height="2.63cm"/>
      <style:paragraph-properties style:writing-mode="lr-tb"/>
    </style:style>
    <style:style style:name="pr5" style:family="presentation" style:parent-style-name="Beehive1-outline1">
      <style:graphic-properties fo:min-height="9.135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メイリオ" style:font-name-asian="メイリオ"/>
    </style:style>
    <style:style style:name="P2" style:family="paragraph">
      <style:paragraph-properties style:writing-mode="lr-tb"/>
      <style:text-properties style:font-name="メイリオ" fo:font-size="44pt" style:font-name-asian="メイリオ" style:font-size-asian="44pt" style:font-size-complex="44pt"/>
    </style:style>
    <style:style style:name="P3" style:family="paragraph">
      <style:paragraph-properties fo:text-align="start"/>
      <style:text-properties style:font-name="BIZ UDゴシック" style:font-name-asian="BIZ UDゴシック"/>
    </style:style>
    <style:style style:name="P4" style:family="paragraph">
      <style:paragraph-properties fo:text-align="end"/>
      <style:text-properties style:font-name="BIZ UDゴシック" style:font-name-asian="BIZ UDゴシック"/>
    </style:style>
    <style:style style:name="P5" style:family="paragraph">
      <style:text-properties style:font-name="BIZ UDゴシック" style:font-name-asian="BIZ UDゴシック"/>
    </style:style>
    <style:style style:name="P6" style:family="paragraph">
      <loext:graphic-properties draw:fill-color="#ffffff"/>
      <style:paragraph-properties fo:text-align="start" style:writing-mode="lr-tb"/>
      <style:text-properties style:font-name="BIZ UDゴシック" fo:font-size="24pt" style:font-name-asian="BIZ UDゴシック" style:font-size-asian="24pt" style:font-size-complex="24pt"/>
    </style:style>
    <style:style style:name="P7" style:family="paragraph">
      <style:text-properties style:font-name="Arial" fo:font-size="14pt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1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.374cm" fo:text-align="center" fo:text-indent="0cm"/>
      <style:text-properties style:font-name="游明朝" style:font-name-asian="游明朝"/>
    </style:style>
    <style:style style:name="P11" style:family="paragraph">
      <style:paragraph-properties fo:margin-left="0cm" fo:margin-right="0cm" fo:margin-top="0cm" fo:margin-bottom="0.374cm" fo:text-align="center" fo:text-indent="0cm" style:writing-mode="lr-tb"/>
      <style:text-properties style:font-name="BIZ UDゴシック" fo:font-size="36pt" style:font-name-asian="BIZ UDゴシック" style:font-size-asian="36pt" style:font-size-complex="36pt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.374cm" fo:line-height="100%" fo:text-align="center" fo:text-indent="0cm"/>
      <style:text-properties fo:background-color="transparent"/>
    </style:style>
    <style:style style:name="P14" style:family="paragraph">
      <loext:graphic-properties draw:fill="none" draw:fill-color="#ffffff"/>
      <style:paragraph-properties fo:margin-left="0cm" fo:margin-right="0cm" fo:margin-top="0cm" fo:margin-bottom="0.374cm" fo:line-height="100%" fo:text-align="center" fo:text-indent="0cm"/>
      <style:text-properties fo:background-color="transparen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font-name="游明朝" style:font-name-asian="游明朝"/>
    </style:style>
    <style:style style:name="P17" style:family="paragraph">
      <style:text-properties style:font-name="游明朝" style:font-name-asian="游明朝"/>
    </style:style>
    <style:style style:name="P18" style:family="paragraph">
      <loext:graphic-properties draw:fill="none"/>
      <style:text-properties style:font-name="游明朝" style:font-name-asian="游明朝"/>
    </style:style>
    <style:style style:name="P19" style:family="paragraph">
      <style:paragraph-properties fo:margin-left="0cm" fo:margin-right="0cm" fo:margin-top="0cm" fo:margin-bottom="0.374cm" fo:text-align="center" fo:text-indent="0cm" style:writing-mode="lr-tb"/>
      <style:text-properties style:font-name="游明朝" fo:font-size="36pt" style:font-name-asian="游明朝" style:font-size-asian="36pt" style:font-size-complex="36pt"/>
    </style:style>
    <style:style style:name="P20" style:family="paragraph">
      <loext:graphic-properties draw:fill-color="#ffffff"/>
    </style:style>
    <style:style style:name="P21" style:family="paragraph">
      <style:paragraph-properties style:writing-mode="lr-tb"/>
    </style:style>
    <style:style style:name="P22" style:family="paragraph">
      <style:paragraph-properties fo:margin-left="0cm" fo:margin-right="0cm" fo:margin-top="0cm" fo:margin-bottom="0.374cm" fo:line-height="100%" fo:text-align="start" fo:text-indent="0cm"/>
      <style:text-properties style:font-name="游明朝" style:font-name-asian="游明朝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style:font-name="游明朝" style:font-name-asian="游明朝"/>
    </style:style>
    <style:style style:name="P24" style:family="paragraph">
      <loext:graphic-properties draw:fill="none"/>
      <style:paragraph-properties fo:text-align="start"/>
      <style:text-properties style:font-name="游明朝" style:font-name-asian="游明朝"/>
    </style:style>
    <style:style style:name="P25" style:family="paragraph">
      <style:paragraph-properties fo:margin-left="0cm" fo:margin-right="0cm" fo:margin-top="0cm" fo:margin-bottom="0cm" fo:line-height="100%" fo:text-indent="0cm"/>
      <style:text-properties style:font-name="游明朝" fo:font-size="18pt" style:font-name-asian="游明朝" style:font-size-asian="18pt" style:font-size-complex="18pt"/>
    </style:style>
    <style:style style:name="P26" style:family="paragraph">
      <loext:graphic-properties draw:fill="none"/>
      <style:text-properties style:font-name="游明朝" fo:font-size="18pt" style:font-name-asian="游明朝" style:font-size-asian="18pt" style:font-size-complex="18pt"/>
    </style:style>
    <style:style style:name="T1" style:family="text">
      <style:text-properties style:font-name="メイリオ" fo:font-size="44pt" style:font-name-asian="メイリオ" style:font-size-asian="44pt" style:font-size-complex="44pt"/>
    </style:style>
    <style:style style:name="T2" style:family="text">
      <style:text-properties style:font-name="BIZ UDゴシック" fo:font-size="16pt" style:font-name-asian="BIZ UDゴシック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BIZ UDゴシック" fo:font-size="16pt" fo:font-style="normal" fo:text-shadow="none" style:text-underline-style="none" fo:font-weight="normal" style:letter-kerning="true" style:font-name-asian="BIZ UDゴシック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BIZ UDゴシック" fo:font-size="24pt" style:font-name-asian="BIZ UDゴシック" style:font-size-asian="24pt" style:font-size-complex="24pt"/>
    </style:style>
    <style:style style:name="T5" style:family="text">
      <style:text-properties style:font-name="游明朝" fo:font-size="36pt" style:font-name-asian="游明朝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游明朝" fo:font-size="40pt" style:font-name-asian="游明朝" style:font-size-asian="40pt" style:font-size-complex="40pt"/>
    </style:style>
    <style:style style:name="T10" style:family="text">
      <style:text-properties style:font-name="游明朝" fo:font-size="15pt" style:font-name-asian="游明朝" style:font-size-asian="15pt" style:font-size-complex="15pt"/>
    </style:style>
    <style:style style:name="T11" style:family="text">
      <style:text-properties style:font-name="游明朝" fo:font-size="18pt" style:font-name-asian="游明朝" style:font-size-asian="18pt" style:font-size-complex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fo:background-color="transparen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2" draw:layer="layout" svg:width="25cm" svg:height="3.5cm" svg:x="2cm" svg:y="5.5cm" presentation:class="title" presentation:user-transformed="true">
          <draw:text-box>
            <text:p text:style-name="P1"><text:span text:style-name="T1">図書管理システム</text:span></text:p>
          </draw:text-box>
        </draw:frame>
        <draw:frame presentation:style-name="pr2" draw:text-style-name="P6" draw:layer="layout" svg:width="6cm" svg:height="3.54cm" svg:x="20.5cm" svg:y="10cm" presentation:class="subtitle" presentation:user-transformed="true">
          <draw:text-box>
            <text:p text:style-name="P3"><text:span text:style-name="T2">メンバー <text:s text:c="3"/></text:span><text:span text:style-name="T3">一瀬 楓</text:span></text:p>
            <text:p text:style-name="P4"><text:span text:style-name="T2">大坂 真也</text:span></text:p>
            <text:p text:style-name="P4"><text:span text:style-name="T2">清田 真由</text:span></text:p>
            <text:p text:style-name="P4"><text:span text:style-name="T2">本間 瑠優</text:span></text:p>
            <text:p text:style-name="P5"><text:span text:style-name="T4"/></text:p>
          </draw:text-box>
        </draw:frame>
        <draw:frame draw:style-name="gr1" draw:text-style-name="P8" draw:layer="layout" svg:width="1.711cm" svg:height="0.93cm" svg:x="24.8cm" svg:y="14.27cm">
          <draw:text-box>
            <text:p text:style-name="P7"><text:page-number>&lt;番号&gt;</text:page-number></text:p>
          </draw:text-box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3" draw:text-style-name="P9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2.027cm" presentation:class="title" presentation:user-transformed="true">
          <draw:text-box>
            <text:p text:style-name="P10"><text:span text:style-name="T5">１</text:span><text:span text:style-name="T5">. </text:span><text:span text:style-name="T5">チームとしての目標</text:span></text:p>
          </draw:text-box>
        </draw:frame>
        <draw:frame presentation:style-name="pr5" draw:text-style-name="P12" draw:layer="layout" svg:width="18.5cm" svg:height="2.315cm" svg:x="5.2cm" svg:y="8.285cm" presentation:class="outline" presentation:user-transformed="true">
          <draw:text-box>
            <text:list text:style-name="L2">
              <text:list-header>
                <text:p><text:span text:style-name="T6">他のチームよりも人数が少なく未経験者が多くなるため、</text:span></text:p>
                <text:p><text:span text:style-name="T6">シンプルに作ることでエラーの少ない設計を目指しました。</text:span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3" draw:text-style-name="P14" draw:layer="layout" svg:width="10.118cm" svg:height="1.182cm" svg:x="8.5cm" svg:y="6.4cm">
          <draw:text-box>
            <text:list text:style-name="L2">
              <text:list-header>
                <text:p text:style-name="P13"><text:span text:style-name="T8">シンプル設計を目指す</text:span></text:p>
              </text:list-header>
            </text:list>
          </draw:text-box>
        </draw:frame>
        <draw:line draw:style-name="gr4" draw:text-style-name="P15" draw:layer="layout" svg:x1="9cm" svg:y1="7.782cm" svg:x2="19.5cm" svg:y2="7.782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01cm" svg:y="2.027cm" presentation:class="title" presentation:user-transformed="true">
          <draw:text-box>
            <text:p text:style-name="P10"><text:span text:style-name="T9">２</text:span><text:span text:style-name="T9">. </text:span><text:span text:style-name="T9">各個人の目標</text:span></text:p>
          </draw:text-box>
        </draw:frame>
        <draw:frame draw:style-name="gr5" draw:text-style-name="P18" draw:layer="layout" svg:width="12.704cm" svg:height="2.5cm" svg:x="9.101cm" svg:y="7.6cm">
          <draw:text-box>
            <text:p text:style-name="P16"><text:span text:style-name="T10"/></text:p>
            <text:p text:style-name="P17"><text:span text:style-name="T11">目標：わかりやすくサポートをする</text:span></text:p>
            <text:p text:style-name="P17"><text:span text:style-name="T11">役割：会員管理機能</text:span></text:p>
          </draw:text-box>
        </draw:frame>
        <draw:frame draw:style-name="gr6" draw:text-style-name="P14" draw:layer="layout" svg:width="4.462cm" svg:height="1.182cm" svg:x="11.201cm" svg:y="6.401cm">
          <draw:text-box>
            <text:list text:style-name="L2">
              <text:list-header>
                <text:p text:style-name="P13"><text:span text:style-name="T8">一瀬 楓</text:span></text:p>
              </text:list-header>
            </text:list>
          </draw:text-box>
        </draw:frame>
        <draw:line draw:style-name="gr4" draw:text-style-name="P15" draw:layer="layout" svg:x1="9.001cm" svg:y1="7.783cm" svg:x2="19.501cm" svg:y2="7.783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02cm" svg:y="2.027cm" presentation:class="title" presentation:user-transformed="true">
          <draw:text-box>
            <text:p text:style-name="P10"><text:span text:style-name="T9">２</text:span><text:span text:style-name="T9">. </text:span><text:span text:style-name="T9">各個人の目標</text:span></text:p>
          </draw:text-box>
        </draw:frame>
        <draw:frame draw:style-name="gr7" draw:text-style-name="P14" draw:layer="layout" svg:width="5.309cm" svg:height="1.182cm" svg:x="10.701cm" svg:y="6.402cm">
          <draw:text-box>
            <text:list text:style-name="L2">
              <text:list-header>
                <text:p text:style-name="P13"><text:span text:style-name="T12">大</text:span><text:span text:style-name="T13">坂 真也</text:span></text:p>
              </text:list-header>
            </text:list>
          </draw:text-box>
        </draw:frame>
        <draw:line draw:style-name="gr4" draw:text-style-name="P15" draw:layer="layout" svg:x1="9.001cm" svg:y1="7.784cm" svg:x2="19.501cm" svg:y2="7.784cm">
          <text:p/>
        </draw:line>
        <draw:frame draw:style-name="gr5" draw:text-style-name="P18" draw:layer="layout" svg:width="12.704cm" svg:height="2.5cm" svg:x="9.101cm" svg:y="7.6cm">
          <draw:text-box>
            <text:p text:style-name="P16"><text:span text:style-name="T10"/></text:p>
            <text:p text:style-name="P17"><text:span text:style-name="T11">目標：エラーのないシステムを作る</text:span></text:p>
            <text:p text:style-name="P17"><text:span text:style-name="T11">役割：返却機能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02cm" svg:y="2.027cm" presentation:class="title" presentation:user-transformed="true">
          <draw:text-box>
            <text:p text:style-name="P10"><text:span text:style-name="T9">２</text:span><text:span text:style-name="T9">. </text:span><text:span text:style-name="T9">各個人の目標</text:span></text:p>
          </draw:text-box>
        </draw:frame>
        <draw:frame draw:style-name="gr8" draw:text-style-name="P14" draw:layer="layout" svg:width="5.309cm" svg:height="1.182cm" svg:x="10.701cm" svg:y="6.402cm">
          <draw:text-box>
            <text:list text:style-name="L2">
              <text:list-header>
                <text:p text:style-name="P13"><text:span text:style-name="T8">清田 真由</text:span></text:p>
              </text:list-header>
            </text:list>
          </draw:text-box>
        </draw:frame>
        <draw:line draw:style-name="gr4" draw:text-style-name="P15" draw:layer="layout" svg:x1="9.001cm" svg:y1="7.784cm" svg:x2="19.501cm" svg:y2="7.784cm">
          <text:p/>
        </draw:line>
        <draw:frame draw:style-name="gr5" draw:text-style-name="P18" draw:layer="layout" svg:width="16.399cm" svg:height="2.5cm" svg:x="6.8cm" svg:y="7.6cm">
          <draw:text-box>
            <text:p text:style-name="P16"><text:span text:style-name="T10"/></text:p>
            <text:p text:style-name="P17"><text:span text:style-name="T11">目標：期日に間に合うようにコードを書き終える</text:span></text:p>
            <text:p text:style-name="P17"><text:span text:style-name="T11">役割：資料管理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02cm" svg:y="2.027cm" presentation:class="title" presentation:user-transformed="true">
          <draw:text-box>
            <text:p text:style-name="P10"><text:span text:style-name="T9">２</text:span><text:span text:style-name="T9">. </text:span><text:span text:style-name="T9">各個人の目標</text:span></text:p>
          </draw:text-box>
        </draw:frame>
        <draw:frame draw:style-name="gr9" draw:text-style-name="P14" draw:layer="layout" svg:width="5.309cm" svg:height="1.182cm" svg:x="10.701cm" svg:y="6.402cm">
          <draw:text-box>
            <text:list text:style-name="L2">
              <text:list-header>
                <text:p text:style-name="P13"><text:span text:style-name="T8">本間 瑠優</text:span></text:p>
              </text:list-header>
            </text:list>
          </draw:text-box>
        </draw:frame>
        <draw:line draw:style-name="gr4" draw:text-style-name="P15" draw:layer="layout" svg:x1="9.001cm" svg:y1="7.784cm" svg:x2="19.501cm" svg:y2="7.784cm">
          <text:p/>
        </draw:line>
        <draw:frame draw:style-name="gr5" draw:text-style-name="P18" draw:layer="layout" svg:width="12.704cm" svg:height="2.5cm" svg:x="9.101cm" svg:y="7.6cm">
          <draw:text-box>
            <text:p text:style-name="P16"><text:span text:style-name="T10"/></text:p>
            <text:p text:style-name="P17"><text:span text:style-name="T11">目標：自分の担当部分を完成させる</text:span></text:p>
            <text:p text:style-name="P17"><text:span text:style-name="T11">役割：貸出機能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5" draw:text-style-name="P21" draw:layer="layout" svg:width="8.699cm" svg:height="9.134cm" svg:x="9.901cm" svg:y="5.7cm" presentation:class="outline" presentation:user-transformed="true">
          <draw:text-box>
            <text:list text:style-name="L2">
              <text:list-item>
                <text:p>画面レイアウト図</text:p>
              </text:list-item>
              <text:list-item>
                <text:p>ER図</text:p>
              </text:list-item>
              <text:list-item>
                <text:p>画面遷移図</text:p>
              </text:list-item>
              <text:list-item>
                <text:p>テーブル設計書</text:p>
              </text:list-item>
              <text:list-item>
                <text:p>コード</text:p>
              </text:list-item>
            </text:list>
          </draw:text-box>
        </draw:frame>
        <draw:frame presentation:style-name="pr4" draw:text-style-name="P19" draw:layer="layout" svg:width="25.199cm" svg:height="2.63cm" svg:x="1.403cm" svg:y="2.027cm" presentation:class="title" presentation:user-transformed="true">
          <draw:text-box>
            <text:p text:style-name="P10"><text:span text:style-name="T9">３</text:span><text:span text:style-name="T9">. </text:span><text:span text:style-name="T9">作成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04cm" svg:y="2.027cm" presentation:class="title" presentation:user-transformed="true">
          <draw:text-box>
            <text:p text:style-name="P10"><text:span text:style-name="T9">４</text:span><text:span text:style-name="T9">. </text:span><text:span text:style-name="T9">工夫した点</text:span></text:p>
          </draw:text-box>
        </draw:frame>
        <draw:frame draw:style-name="gr10" draw:text-style-name="P14" draw:layer="layout" svg:width="4.462cm" svg:height="1.182cm" svg:x="11.202cm" svg:y="6.402cm">
          <draw:text-box>
            <text:list text:style-name="L2">
              <text:list-header>
                <text:p text:style-name="P13"><text:span text:style-name="T8">一瀬 楓</text:span></text:p>
              </text:list-header>
            </text:list>
          </draw:text-box>
        </draw:frame>
        <draw:line draw:style-name="gr4" draw:text-style-name="P15" draw:layer="layout" svg:x1="9.002cm" svg:y1="7.784cm" svg:x2="19.502cm" svg:y2="7.784cm">
          <text:p/>
        </draw:line>
        <draw:frame draw:style-name="gr5" draw:text-style-name="P18" draw:layer="layout" svg:width="11.499cm" svg:height="2.5cm" svg:x="9.001cm" svg:y="7.6cm">
          <draw:text-box>
            <text:p text:style-name="P16"><text:span text:style-name="T10"/></text:p>
            <text:p text:style-name="P22"><text:span text:style-name="T11">会員検索を使う場所が複数あるため、</text:span></text:p>
            <text:p text:style-name="P22"><text:span text:style-name="T11">機能を使いまわせるようにした点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draw:style-name="gr11" draw:text-style-name="P14" draw:layer="layout" svg:width="5.309cm" svg:height="1.182cm" svg:x="10.702cm" svg:y="6.402cm">
          <draw:text-box>
            <text:list text:style-name="L2">
              <text:list-header>
                <text:p text:style-name="P13"><text:span text:style-name="T12">大</text:span><text:span text:style-name="T13">坂 真也</text:span></text:p>
              </text:list-header>
            </text:list>
          </draw:text-box>
        </draw:frame>
        <draw:line draw:style-name="gr4" draw:text-style-name="P15" draw:layer="layout" svg:x1="9.002cm" svg:y1="7.784cm" svg:x2="19.502cm" svg:y2="7.784cm">
          <text:p/>
        </draw:line>
        <draw:frame draw:style-name="gr5" draw:text-style-name="P18" draw:layer="layout" svg:width="9.699cm" svg:height="2.5cm" svg:x="9.901cm" svg:y="7.584cm">
          <draw:text-box>
            <text:p text:style-name="P16"><text:span text:style-name="T10"/></text:p>
            <text:p text:style-name="P22"><text:span text:style-name="T11">画面レイアウトを中央寄せに</text:span></text:p>
            <text:p text:style-name="P22"><text:span text:style-name="T11">することで見やすくした点</text:span></text:p>
          </draw:text-box>
        </draw:frame>
        <draw:frame presentation:style-name="pr4" draw:text-style-name="P19" draw:layer="layout" svg:width="25.199cm" svg:height="2.63cm" svg:x="1.405cm" svg:y="2.027cm" presentation:class="title" presentation:user-transformed="true">
          <draw:text-box>
            <text:p text:style-name="P10"><text:span text:style-name="T9">４</text:span><text:span text:style-name="T9">. </text:span><text:span text:style-name="T9">工夫した点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draw:style-name="gr12" draw:text-style-name="P14" draw:layer="layout" svg:width="5.309cm" svg:height="1.182cm" svg:x="10.702cm" svg:y="6.402cm">
          <draw:text-box>
            <text:list text:style-name="L2">
              <text:list-header>
                <text:p text:style-name="P13"><text:span text:style-name="T8">清田 真由</text:span></text:p>
              </text:list-header>
            </text:list>
          </draw:text-box>
        </draw:frame>
        <draw:line draw:style-name="gr4" draw:text-style-name="P15" draw:layer="layout" svg:x1="9.002cm" svg:y1="7.784cm" svg:x2="19.502cm" svg:y2="7.784cm">
          <text:p/>
        </draw:line>
        <draw:frame draw:style-name="gr5" draw:text-style-name="P24" draw:layer="layout" svg:width="13.699cm" svg:height="2.5cm" svg:x="7.901cm" svg:y="7.6cm">
          <draw:text-box>
            <text:p text:style-name="P23"><text:span text:style-name="T10"/></text:p>
            <text:p text:style-name="P23"><text:span text:style-name="T11">作業中に使いにくそうな部分を見つけた際、</text:span></text:p>
            <text:p text:style-name="P23"><text:span text:style-name="T11">柔軟に仕様の変更を行った点</text:span></text:p>
          </draw:text-box>
        </draw:frame>
        <draw:frame presentation:style-name="pr4" draw:text-style-name="P19" draw:layer="layout" svg:width="25.199cm" svg:height="2.63cm" svg:x="1.405cm" svg:y="2.027cm" presentation:class="title" presentation:user-transformed="true">
          <draw:text-box>
            <text:p text:style-name="P10"><text:span text:style-name="T9">４</text:span><text:span text:style-name="T9">. </text:span><text:span text:style-name="T9">工夫した点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draw:style-name="gr13" draw:text-style-name="P14" draw:layer="layout" svg:width="5.309cm" svg:height="1.182cm" svg:x="10.702cm" svg:y="6.402cm">
          <draw:text-box>
            <text:list text:style-name="L2">
              <text:list-header>
                <text:p text:style-name="P13"><text:span text:style-name="T8">本間 瑠優</text:span></text:p>
              </text:list-header>
            </text:list>
          </draw:text-box>
        </draw:frame>
        <draw:line draw:style-name="gr4" draw:text-style-name="P15" draw:layer="layout" svg:x1="9.002cm" svg:y1="7.784cm" svg:x2="19.502cm" svg:y2="7.784cm">
          <text:p/>
        </draw:line>
        <draw:frame draw:style-name="gr5" draw:text-style-name="P18" draw:layer="layout" svg:width="16.399cm" svg:height="2.5cm" svg:x="9.001cm" svg:y="7.6cm">
          <draw:text-box>
            <text:p text:style-name="P16"><text:span text:style-name="T10"/></text:p>
            <text:p text:style-name="P23"><text:span text:style-name="T11">見やすい、わかりやすいを意識した</text:span></text:p>
            <text:p text:style-name="P23"><text:span text:style-name="T11">画面レイアウトにしたこと</text:span></text:p>
          </draw:text-box>
        </draw:frame>
        <draw:frame presentation:style-name="pr4" draw:text-style-name="P19" draw:layer="layout" svg:width="25.199cm" svg:height="2.63cm" svg:x="1.405cm" svg:y="2.027cm" presentation:class="title" presentation:user-transformed="true">
          <draw:text-box>
            <text:p text:style-name="P10"><text:span text:style-name="T9">４</text:span><text:span text:style-name="T9">. </text:span><text:span text:style-name="T9">工夫した点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draw:style-name="gr14" draw:text-style-name="P14" draw:layer="layout" svg:width="12.709cm" svg:height="1.182cm" svg:x="7.302cm" svg:y="6.403cm">
          <draw:text-box>
            <text:list text:style-name="L2">
              <text:list-header>
                <text:p text:style-name="P13"><text:span text:style-name="T8">実際に動作させ、解説します</text:span></text:p>
              </text:list-header>
            </text:list>
          </draw:text-box>
        </draw:frame>
        <draw:line draw:style-name="gr4" draw:text-style-name="P15" draw:layer="layout" svg:x1="9.002cm" svg:y1="7.785cm" svg:x2="19.502cm" svg:y2="7.785cm">
          <text:p/>
        </draw:line>
        <draw:frame presentation:style-name="pr4" draw:text-style-name="P19" draw:layer="layout" svg:width="25.199cm" svg:height="2.63cm" svg:x="1.406cm" svg:y="2.027cm" presentation:class="title" presentation:user-transformed="true">
          <draw:text-box>
            <text:p text:style-name="P10"><text:span text:style-name="T9">５</text:span><text:span text:style-name="T9">. </text:span><text:span text:style-name="T9">デモ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07cm" svg:y="2.027cm" presentation:class="title" presentation:user-transformed="true">
          <draw:text-box>
            <text:p text:style-name="P10"><text:span text:style-name="T9">６</text:span><text:span text:style-name="T9">. </text:span><text:span text:style-name="T9">苦労した点</text:span></text:p>
          </draw:text-box>
        </draw:frame>
        <draw:frame draw:style-name="gr15" draw:text-style-name="P14" draw:layer="layout" svg:width="4.462cm" svg:height="1.182cm" svg:x="11.203cm" svg:y="6.402cm">
          <draw:text-box>
            <text:list text:style-name="L2">
              <text:list-header>
                <text:p text:style-name="P13"><text:span text:style-name="T8">一瀬 楓</text:span></text:p>
              </text:list-header>
            </text:list>
          </draw:text-box>
        </draw:frame>
        <draw:line draw:style-name="gr4" draw:text-style-name="P15" draw:layer="layout" svg:x1="9.003cm" svg:y1="7.784cm" svg:x2="19.503cm" svg:y2="7.784cm">
          <text:p/>
        </draw:line>
        <draw:frame draw:style-name="gr5" draw:text-style-name="P18" draw:layer="layout" svg:width="15.5cm" svg:height="2.5cm" svg:x="7cm" svg:y="8cm">
          <draw:text-box>
            <text:p text:style-name="P16"><text:span text:style-name="T11">分かりやすく教えるにはどうしたら良いかという点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08cm" svg:y="2.027cm" presentation:class="title" presentation:user-transformed="true">
          <draw:text-box>
            <text:p text:style-name="P10"><text:span text:style-name="T9">６</text:span><text:span text:style-name="T9">. </text:span><text:span text:style-name="T9">苦労した点</text:span></text:p>
          </draw:text-box>
        </draw:frame>
        <draw:frame draw:style-name="gr16" draw:text-style-name="P14" draw:layer="layout" svg:width="5.309cm" svg:height="1.182cm" svg:x="10.702cm" svg:y="6.402cm">
          <draw:text-box>
            <text:list text:style-name="L2">
              <text:list-header>
                <text:p text:style-name="P13"><text:span text:style-name="T8">大坂 真也</text:span></text:p>
              </text:list-header>
            </text:list>
          </draw:text-box>
        </draw:frame>
        <draw:line draw:style-name="gr4" draw:text-style-name="P15" draw:layer="layout" svg:x1="9.002cm" svg:y1="7.784cm" svg:x2="19.502cm" svg:y2="7.784cm">
          <text:p/>
        </draw:line>
        <draw:frame draw:style-name="gr5" draw:text-style-name="P18" draw:layer="layout" svg:width="19.099cm" svg:height="1.916cm" svg:x="8.401cm" svg:y="7.584cm">
          <draw:text-box>
            <text:p text:style-name="P16"><text:span text:style-name="T10"/></text:p>
            <text:p text:style-name="P22"><text:span text:style-name="T11">エラーが発生した際、</text:span></text:p>
            <text:p text:style-name="P22"><text:span text:style-name="T11">どのように解決するか分からなかった点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08cm" svg:y="2.027cm" presentation:class="title" presentation:user-transformed="true">
          <draw:text-box>
            <text:p text:style-name="P10"><text:span text:style-name="T9">６</text:span><text:span text:style-name="T9">. </text:span><text:span text:style-name="T9">苦労した点</text:span></text:p>
          </draw:text-box>
        </draw:frame>
        <draw:frame draw:style-name="gr17" draw:text-style-name="P14" draw:layer="layout" svg:width="5.309cm" svg:height="1.182cm" svg:x="10.702cm" svg:y="6.402cm">
          <draw:text-box>
            <text:list text:style-name="L2">
              <text:list-header>
                <text:p text:style-name="P13"><text:span text:style-name="T8">清田 真由</text:span></text:p>
              </text:list-header>
            </text:list>
          </draw:text-box>
        </draw:frame>
        <draw:line draw:style-name="gr4" draw:text-style-name="P15" draw:layer="layout" svg:x1="9.002cm" svg:y1="7.784cm" svg:x2="19.502cm" svg:y2="7.784cm">
          <text:p/>
        </draw:line>
        <draw:frame draw:style-name="gr5" draw:text-style-name="P18" draw:layer="layout" svg:width="14.099cm" svg:height="2.5cm" svg:x="7.801cm" svg:y="7.584cm">
          <draw:text-box>
            <text:p text:style-name="P16"><text:span text:style-name="T10"/></text:p>
            <text:p text:style-name="P23"><text:span text:style-name="T11">一つの処理で複数のテーブルを使用したため、</text:span></text:p>
            <text:p text:style-name="P23"><text:span text:style-name="T11">コーディングが難しかった点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08cm" svg:y="2.027cm" presentation:class="title" presentation:user-transformed="true">
          <draw:text-box>
            <text:p text:style-name="P10"><text:span text:style-name="T9">６</text:span><text:span text:style-name="T9">. </text:span><text:span text:style-name="T9">苦労した点</text:span></text:p>
          </draw:text-box>
        </draw:frame>
        <draw:frame draw:style-name="gr18" draw:text-style-name="P14" draw:layer="layout" svg:width="5.309cm" svg:height="1.182cm" svg:x="10.702cm" svg:y="6.402cm">
          <draw:text-box>
            <text:list text:style-name="L2">
              <text:list-header>
                <text:p text:style-name="P13"><text:span text:style-name="T12">本間 瑠</text:span><text:span text:style-name="T13">優</text:span></text:p>
              </text:list-header>
            </text:list>
          </draw:text-box>
        </draw:frame>
        <draw:line draw:style-name="gr4" draw:text-style-name="P15" draw:layer="layout" svg:x1="9.002cm" svg:y1="7.784cm" svg:x2="19.502cm" svg:y2="7.784cm">
          <text:p/>
        </draw:line>
        <draw:frame draw:style-name="gr5" draw:text-style-name="P26" draw:layer="layout" svg:width="16.599cm" svg:height="1.916cm" svg:x="6.6cm" svg:y="8.084cm">
          <draw:text-box>
            <text:p text:style-name="P25"><text:span text:style-name="T11">画面表示のコードができても、</text:span></text:p>
            <text:p text:style-name="P25"><text:span text:style-name="T11">サーブレット等のコードを作成することが難しかった点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09cm" svg:y="2.027cm" presentation:class="title" presentation:user-transformed="true">
          <draw:text-box>
            <text:p text:style-name="P10"><text:span text:style-name="T9">７</text:span><text:span text:style-name="T9">. </text:span><text:span text:style-name="T9">今後の課題</text:span></text:p>
          </draw:text-box>
        </draw:frame>
        <draw:frame draw:style-name="gr19" draw:text-style-name="P14" draw:layer="layout" svg:width="10.965cm" svg:height="1.182cm" svg:x="8.303cm" svg:y="6.402cm">
          <draw:text-box>
            <text:list text:style-name="L2">
              <text:list-header>
                <text:p text:style-name="P13"><text:span text:style-name="T8">図書管理システムの課題</text:span></text:p>
              </text:list-header>
            </text:list>
          </draw:text-box>
        </draw:frame>
        <draw:line draw:style-name="gr4" draw:text-style-name="P15" draw:layer="layout" svg:x1="9.003cm" svg:y1="7.784cm" svg:x2="19.503cm" svg:y2="7.784cm">
          <text:p/>
        </draw:line>
        <draw:frame draw:style-name="gr5" draw:text-style-name="P26" draw:layer="layout" svg:width="10.083cm" svg:height="2.5cm" svg:x="10.117cm" svg:y="8.069cm">
          <draw:text-box>
            <text:list text:style-name="L3">
              <text:list-item>
                <text:p text:style-name="P25"><text:span text:style-name="T11">画面レイアウトの統一</text:span></text:p>
              </text:list-item>
              <text:list-item>
                <text:p text:style-name="P25"><text:span text:style-name="T11">資料予約や遅延者対応の作成</text:span></text:p>
              </text:list-item>
              <text:list-item>
                <text:p text:style-name="P25"><text:span text:style-name="T11">保守・管理のしにくさ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1cm" svg:y="2.027cm" presentation:class="title" presentation:user-transformed="true">
          <draw:text-box>
            <text:p text:style-name="P10"><text:span text:style-name="T9">７</text:span><text:span text:style-name="T9">. </text:span><text:span text:style-name="T9">今後の課題</text:span></text:p>
          </draw:text-box>
        </draw:frame>
        <draw:frame draw:style-name="gr20" draw:text-style-name="P14" draw:layer="layout" svg:width="5.935cm" svg:height="1.182cm" svg:x="10.904cm" svg:y="6.403cm">
          <draw:text-box>
            <text:list text:style-name="L2">
              <text:list-header>
                <text:p text:style-name="P13"><text:span text:style-name="T8">全体の課題</text:span></text:p>
              </text:list-header>
            </text:list>
          </draw:text-box>
        </draw:frame>
        <draw:line draw:style-name="gr4" draw:text-style-name="P15" draw:layer="layout" svg:x1="9.004cm" svg:y1="7.785cm" svg:x2="19.504cm" svg:y2="7.785cm">
          <text:p/>
        </draw:line>
        <draw:frame draw:style-name="gr5" draw:text-style-name="P26" draw:layer="layout" svg:width="6.382cm" svg:height="1.43cm" svg:x="11.618cm" svg:y="8.07cm">
          <draw:text-box>
            <text:list text:style-name="L3">
              <text:list-item>
                <text:p text:style-name="P25"><text:span text:style-name="T11">知識・技量不足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11cm" svg:y="2.027cm" presentation:class="title" presentation:user-transformed="true">
          <draw:text-box>
            <text:p text:style-name="P10"><text:span text:style-name="T9">８</text:span><text:span text:style-name="T9">. </text:span><text:span text:style-name="T9">学んだ点</text:span></text:p>
          </draw:text-box>
        </draw:frame>
        <draw:frame draw:style-name="gr21" draw:text-style-name="P14" draw:layer="layout" svg:width="17.738cm" svg:height="1.182cm" svg:x="5.003cm" svg:y="6.402cm">
          <draw:text-box>
            <text:list text:style-name="L2">
              <text:list-header>
                <text:p text:style-name="P13"><text:span text:style-name="T8">システム開発の流れを知ることができた点</text:span></text:p>
              </text:list-header>
            </text:list>
          </draw:text-box>
        </draw:frame>
        <draw:line draw:style-name="gr4" draw:text-style-name="P15" draw:layer="layout" svg:x1="9.003cm" svg:y1="7.784cm" svg:x2="19.503cm" svg:y2="7.784cm">
          <text:p/>
        </draw:line>
        <draw:frame draw:style-name="gr5" draw:text-style-name="P26" draw:layer="layout" svg:width="14.099cm" svg:height="2.5cm" svg:x="8.401cm" svg:y="8cm">
          <draw:text-box>
            <text:list text:style-name="L3">
              <text:list-item>
                <text:p text:style-name="P25"><text:span text:style-name="T11">多くのコードの組み合わせ</text:span></text:p>
              </text:list-item>
              <text:list-item>
                <text:p text:style-name="P25"><text:span text:style-name="T11">意思疎通の重要性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12cm" svg:y="2.027cm" presentation:class="title" presentation:user-transformed="true">
          <draw:text-box>
            <text:p text:style-name="P10"><text:span text:style-name="T9">９</text:span><text:span text:style-name="T9">. </text:span><text:span text:style-name="T9">配属に向けて</text:span></text:p>
          </draw:text-box>
        </draw:frame>
        <draw:frame draw:style-name="gr22" draw:text-style-name="P14" draw:layer="layout" svg:width="9.322cm" svg:height="1.182cm" svg:x="9.404cm" svg:y="6.404cm">
          <draw:text-box>
            <text:list text:style-name="L2">
              <text:list-header>
                <text:p text:style-name="P13"><text:span text:style-name="T8">努力できるメンバー</text:span></text:p>
              </text:list-header>
            </text:list>
          </draw:text-box>
        </draw:frame>
        <draw:line draw:style-name="gr4" draw:text-style-name="P15" draw:layer="layout" svg:x1="9.004cm" svg:y1="7.786cm" svg:x2="19.504cm" svg:y2="7.78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Black1" svg:font-family="'Arial Black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system" style:font-pitch="variable"/>
    <style:font-face style:name="BIZ UDゴシック" svg:font-family="'BIZ UDゴシック'" style:font-family-generic="modern" style:font-pitch="fixed"/>
    <style:font-face style:name="F" svg:font-family="" style:font-family-generic="roman"/>
    <style:font-face style:name="IPA Pゴシック" svg:font-family="'IPA Pゴシック'" style:font-family-generic="modern" style:font-pitch="variable"/>
    <style:font-face style:name="Liberation Sans" svg:font-family="'Liberation Sans', Arial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UD デジタル 教科書体 N-B" svg:font-family="'UD デジタル 教科書体 N-B'" style:font-family-generic="roman" style:font-pitch="fixed"/>
    <style:font-face style:name="UD デジタル 教科書体 N-B1" svg:font-family="'UD デジタル 教科書体 N-B'" style:font-family-generic="roman" style:font-pitch="variable"/>
    <style:font-face style:name="メイリオ" svg:font-family="メイリオ" style:font-family-generic="modern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游明朝1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游明朝" style:font-family-asian="游明朝" style:font-family-generic-asian="roman" style:font-pitch-asian="variable" style:font-size-asian="12pt" style:language-asian="ja" style:country-asian="JP" style:font-name-complex="Arial3" style:font-family-complex="Arial" style:font-pitch-complex="variable" style:font-size-complex="12pt" style:language-complex="hi" style:country-complex="IN"/>
    </style:style>
    <style:style style:name="フッタ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ヘッダーとフッタ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索引" style:family="graphic">
      <style:paragraph-properties style:text-autospace="none"/>
      <style:text-properties fo:language="zxx" fo:country="none" style:language-asian="zxx" style:country-asian="none" style:font-name-complex="Arial2" style:font-family-complex="Arial" style:font-family-generic-complex="swiss" style:language-complex="zxx" style:country-complex="none"/>
    </style:style>
    <style:style style:name="キャプション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箇条書き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本文" style:family="graphic">
      <style:paragraph-properties fo:margin-top="0cm" fo:margin-bottom="0.436cm" fo:line-height="115%" style:text-autospace="none"/>
    </style:style>
    <style:style style:name="見出し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游ゴシック" style:font-family-asian="游ゴシック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標準_7e_LT_7e_Hintergrund" style:display-name="標準~LT~Hintergrund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Tahoma" style:font-family-asian="Tahoma" style:font-pitch-asian="variable" style:font-size-asian="12pt" style:language-asian="ja" style:country-asian="JP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標準_7e_LT_7e_Hintergrundobjekte" style:display-name="標準~LT~Hintergrundobjekte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Tahoma" style:font-family-asian="Tahoma" style:font-pitch-asian="variable" style:font-size-asian="12pt" style:language-asian="ja" style:country-asian="JP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標準_7e_LT_7e_Notizen" style:display-name="標準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Tahoma" style:font-family-asian="Tahoma" style:font-pitch-asian="variable" style:font-size-asian="20pt" style:language-asian="ja" style:country-asian="JP" style:font-style-asian="normal" style:font-weight-asian="normal" style:font-name-complex="Arial1" style:font-family-complex="Arial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標準_7e_LT_7e_Untertitel" style:display-name="標準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Tahoma" style:font-family-asian="Tahoma" style:font-pitch-asian="variable" style:font-size-asian="32pt" style:language-asian="ja" style:country-asian="JP" style:font-style-asian="normal" style:font-weight-asian="normal" style:font-name-complex="Arial1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標準_7e_LT_7e_Titel" style:display-name="標準~LT~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Tahoma" style:font-family-asian="Tahoma" style:font-pitch-asian="variable" style:font-size-asian="44pt" style:language-asian="ja" style:country-asian="JP" style:font-style-asian="normal" style:font-weight-asian="normal" style:font-name-complex="Arial1" style:font-family-complex="Arial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標準_7e_LT_7e_Gliederung_20_9" style:display-name="標準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Arial1" style:font-family-complex="Arial" style:font-family-generic-complex="roman" style:font-pitch-complex="variable" style:font-size-complex="12pt" style:text-emphasize="none"/>
    </style:style>
    <style:style style:name="標準_7e_LT_7e_Gliederung_20_8" style:display-name="標準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Arial1" style:font-family-complex="Arial" style:font-family-generic-complex="roman" style:font-pitch-complex="variable" style:font-size-complex="12pt" style:text-emphasize="none"/>
    </style:style>
    <style:style style:name="標準_7e_LT_7e_Gliederung_20_7" style:display-name="標準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Arial1" style:font-family-complex="Arial" style:font-family-generic-complex="roman" style:font-pitch-complex="variable" style:font-size-complex="12pt" style:text-emphasize="none"/>
    </style:style>
    <style:style style:name="標準_7e_LT_7e_Gliederung_20_6" style:display-name="標準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Arial1" style:font-family-complex="Arial" style:font-family-generic-complex="roman" style:font-pitch-complex="variable" style:font-size-complex="12pt" style:text-emphasize="none"/>
    </style:style>
    <style:style style:name="標準_7e_LT_7e_Gliederung_20_5" style:display-name="標準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Arial1" style:font-family-complex="Arial" style:font-family-generic-complex="roman" style:font-pitch-complex="variable" style:font-size-complex="12pt" style:text-emphasize="none"/>
    </style:style>
    <style:style style:name="標準_7e_LT_7e_Gliederung_20_4" style:display-name="標準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Arial1" style:font-family-complex="Arial" style:font-family-generic-complex="roman" style:font-pitch-complex="variable" style:font-size-complex="12pt" style:text-emphasize="none"/>
    </style:style>
    <style:style style:name="標準_7e_LT_7e_Gliederung_20_3" style:display-name="標準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pitch-asian="variable" style:font-name-complex="Arial1" style:font-family-complex="Arial" style:font-family-generic-complex="roman" style:font-pitch-complex="variable" style:font-size-complex="12pt" style:text-emphasize="none"/>
    </style:style>
    <style:style style:name="標準_7e_LT_7e_Gliederung_20_2" style:display-name="標準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pitch-asian="variable" style:font-name-complex="Arial1" style:font-family-complex="Arial" style:font-family-generic-complex="roman" style:font-pitch-complex="variable" style:font-size-complex="12pt" style:text-emphasize="none"/>
    </style:style>
    <style:style style:name="標準_7e_LT_7e_Gliederung_20_1" style:display-name="標準~LT~Gliederung 1" style:family="graphic"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Tahoma" style:font-family-asian="Tahoma" style:font-pitch-asian="variable" style:font-size-asian="32pt" style:language-asian="ja" style:country-asian="JP" style:font-style-asian="normal" style:font-weight-asian="normal" style:font-name-complex="Arial1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 fo:min-height="3.5cm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明朝1" style:font-family-asian="游明朝" style:font-family-generic-asian="system" style:font-pitch-asian="variable" style:font-size-asian="33pt" style:language-asian="ja" style:country-asian="JP" style:font-style-asian="normal" style:font-weight-asian="normal" style:font-name-complex="Tahoma1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2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6T16:18:51.892000000</meta:creation-date>
    <meta:editing-duration>PT2H6M27S</meta:editing-duration>
    <meta:editing-cycles>11</meta:editing-cycles>
    <meta:generator>LibreOffice/7.2.5.2$Windows_X86_64 LibreOffice_project/499f9727c189e6ef3471021d6132d4c694f357e5</meta:generator>
    <dc:title>Beehive</dc:title>
    <dc:date>2022-05-30T10:40:27.474000000</dc:date>
    <meta:document-statistic meta:object-count="251"/>
  </office:meta>
</office:document-meta>
</file>